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s://drive.google.com/file/d/1GCCkXP8EONb9Mg6cH05FevRJLCFY9gpy/view?usp=sha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3.16</meta:generator>
  </office:meta>
</office:document-meta>
</file>